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DRY Data Management Containers II</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Using a container component to perform reducer-style state management</text:span></text:p>
              </text:list-item>
              <text:list-item>
                <text:p text:style-name="P6"><text:span text:style-name="T4">Triggering state changes from the child component</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Form Management in React</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0</meta:editing-cycles>
    <dc:date>2018-02-04T14:04:17.058992099</dc:date>
    <meta:editing-duration>PT36M55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